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<text:tab/>Qué significa HCI? Cuales son sus objetivos?</text:span></text:p>
      <text:p text:style-name="P1"><text:span text:style-name="T1"/></text:p>
      <text:p text:style-name="P1"><text:span text:style-name="T1">HCI = Human Computer Interaction.</text:span></text:p>
      <text:p text:style-name="P1"><text:span text:style-name="T1">HCI es una comunidad de comunidades. El elemento común de las diferentes comunidades continúa siendo el estrecho vínculo entre el análisis crítico de la usabilidad y el desarrollo de nuevas tecnologías y aplicaciones.</text:span></text:p>
      <text:p text:style-name="P1"><text:span text:style-name="T1"/></text:p>
      <text:p text:style-name="P3"><text:span text:style-name="T1">MÁS ALLÁ DEL ESCRITORIO:</text:span></text:p>
      <text:p text:style-name="P1"><text:span text:style-name="T1">A medida que el HCI se desarrollaba, se trasladó mas allá del escritorio en 3 sentidos distintos:</text:span></text:p>
      <text:p text:style-name="P1"><text:span text:style-name="T1">1.-<text:tab/>La metáfora del “escritorio” resultó ser más limitada de lo que parecía (muy desordenado).</text:span></text:p>
      <text:p text:style-name="P1"><text:span text:style-name="T1">2.-<text:tab/>A través de la creciente influencia de Internet en la sociedad y en computación (social <text:tab/>computing: es una de las que se desarrolla a más velocidad).</text:span></text:p>
      <text:p text:style-name="P1"><text:span text:style-name="T1">3-<text:tab/>A través de la continua diversificación de la ecología en dispositivos de computación <text:tab/>(computación ubicua: omnipresente[coches,casas]→El escritorio se ha salido del escritorio).</text:span></text:p>
      <text:p text:style-name="P1"><text:span text:style-name="T1"/></text:p>
      <text:p text:style-name="P3"><text:span text:style-name="T1">EL CICLO ACTIVIDAD - ARTEFACTO:</text:span></text:p>
      <text:p text:style-name="P1"><text:span text:style-name="T1">HCI se basa en entender y evaluar críticamente las tecnologías interactivas que la gente usa y experimenta. Pero también se basa en el modo en que esas interacciones evolucionan a medida que la gente se apropia de la tecnología.</text:span></text:p>
      <text:p text:style-name="P1"><text:span text:style-name="T1"/></text:p>
      <text:p text:style-name="P1"><text:span text:style-name="T1">Recíprocamente, HCI se basa en entenderlas prácticas y aspiraciones contemporáneas, incluyendo el modo en que esas actividades son llevadas a cabo, elaboradas, pero también limitadas por las infraestructuras y herramientas actuales.</text:span></text:p>
      <text:p text:style-name="P1"><text:span text:style-name="T1"/></text:p>
      <text:p text:style-name="P1"><text:span text:style-name="T1">HCI pues, se basa en la co-evolución de las actividades que la gente lleva a cabo con los artefactos que median esas actividades. Es decir, se basa en explorar los espacios de diseño y de darse cuenta de los nuevos sistemas y dispositivos a través de la co-evolución de las actividades y los artefactos (ciclo actividad - artefacto).</text:span></text:p>
      <text:p text:style-name="P1"><text:span text:style-name="T1">Las iniciativas individuales y colectivas son las que moldean la definición de HCI, y no las leyes físicas.</text:span></text:p>
      <text:p text:style-name="P1"><text:span text:style-name="T1"/></text:p>
      <text:p text:style-name="P3"><text:span text:style-name="T1">MEZCLA DE TEORÍAS:</text:span></text:p>
      <text:p text:style-name="P3"><text:span text:style-name="T3">GOMS (Goals, Operations, Methods and Selection rules): antigua teoría nativa del HCI. Fue el modelo cognitivo más comprensible que la ciencia cognitiva y la ingeniería consiguieron. El modelo incluía aspectos sencillos de percepción, atención, operaciones de memoria a corto plazo, planificación y comportamiento motor de un solo modelo.</text:span></text:p>
      <text:p text:style-name="P3"><text:span text:style-name="T3">Se empleó para modelar el conocimiento y el comportamiento de los individuos al interactuar con distintos dispositivos (teclados, punteros, …).</text:span></text:p>
      <text:p text:style-name="P3"><text:span text:style-name="T3"/></text:p>
      <text:p text:style-name="P3"><text:span text:style-name="T1">IMPLICACIONES DE LA HCI EN LA CIENCIA, LA PRÁCTICA Y LA EPISTEMOLOGÍA (FUNDAMENTOS Y MÉTODOS DEL CONOCIMIENTO CIENTÍFICO):</text:span></text:p>
      <text:p text:style-name="P3"><text:span text:style-name="T3"/></text:p>
      <text:p text:style-name="P3"><text:span text:style-name="T3">La introducción de diseñadores en la comunidad del HCI ayudó a reconvertirla en una disciplina de diseño.</text:span></text:p>
      <text:p text:style-name="P3"><text:span text:style-name="T3"/></text:p>
      <text:p text:style-name="P3"><text:span text:style-name="T3">Se crearon disciplinas de diseño y cuestiones que antes no existían. Por ejemplo, el diseño de experiencia de usuario y el diseño de interacción fueron exportados del HCI al mundo del diseño. </text:span></text:p>
      <text:p text:style-name="P3"><text:span text:style-name="T3"/></text:p>
      <text:p text:style-name="P1"><text:span text:style-name="T3">Del mismo modo, el análisis de las tensiones productivas entre la creatividad y lo racional en el diseño, requería un campo como el HCI en el que es esencial que los diseños tengan una lógica interna y puedan ser sistemáticamente evaluados y mantenidos al mismo tiempo que provoquen nuevas experiencias e ideas.</text:span></text:p>
      <text:p text:style-name="P1"><text:soft-page-break/><text:tab/>Qué entiendes por User Computer Interface?</text:p>
      <text:p text:style-name="P2">UCI = User Computer Interface.</text:p>
      <text:p text:style-name="P2"/>
      <text:p text:style-name="P2"/>
      <text:p text:style-name="P2"><text:tab/><text:span text:style-name="T2">Define Interaction Design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6-13T09:03:56</meta:creation-date>
    <dc:date>2014-06-13T14:21:57</dc:date>
    <dc:creator>Gabriel </dc:creator>
    <meta:editing-duration>PT4H17M38S</meta:editing-duration>
    <meta:editing-cycles>26</meta:editing-cycles>
    <meta:generator>LibreOffice/3.5$Linux_x86 LibreOffice_project/350m1$Build-2</meta:generator>
    <meta:document-statistic meta:table-count="0" meta:image-count="0" meta:object-count="0" meta:page-count="2" meta:paragraph-count="23" meta:word-count="486" meta:character-count="3103" meta:non-whitespace-character-count="2634"/>
  </office:meta>
</office:document-meta>
</file>